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92d8" officeooo:paragraph-rsid="000c92d8"/>
    </style:style>
    <style:style style:name="P2" style:family="paragraph" style:parent-style-name="Standard">
      <style:text-properties officeooo:rsid="000e1e61" officeooo:paragraph-rsid="000e1e61"/>
    </style:style>
    <style:style style:name="P3" style:family="paragraph" style:parent-style-name="Standard">
      <style:text-properties officeooo:rsid="000e1e61" officeooo:paragraph-rsid="0010636b"/>
    </style:style>
    <style:style style:name="P4" style:family="paragraph" style:parent-style-name="Standard">
      <style:text-properties officeooo:rsid="0010636b" officeooo:paragraph-rsid="0010636b"/>
    </style:style>
    <style:style style:name="P5" style:family="paragraph" style:parent-style-name="Standard">
      <style:text-properties officeooo:rsid="0011da04" officeooo:paragraph-rsid="0011da04"/>
    </style:style>
    <style:style style:name="P6" style:family="paragraph" style:parent-style-name="Standard" style:list-style-name="L1">
      <style:text-properties officeooo:rsid="0010636b" officeooo:paragraph-rsid="0010636b"/>
    </style:style>
    <style:style style:name="P7" style:family="paragraph" style:parent-style-name="Standard" style:list-style-name="L6">
      <style:text-properties officeooo:rsid="0010636b" officeooo:paragraph-rsid="0010636b"/>
    </style:style>
    <style:style style:name="P8" style:family="paragraph" style:parent-style-name="Standard" style:list-style-name="L2">
      <style:text-properties officeooo:rsid="000e1e61" officeooo:paragraph-rsid="000e1e61"/>
    </style:style>
    <style:style style:name="P9" style:family="paragraph" style:parent-style-name="Standard" style:list-style-name="L4">
      <style:text-properties officeooo:rsid="000e1e61" officeooo:paragraph-rsid="000e1e61"/>
    </style:style>
    <style:style style:name="P10" style:family="paragraph" style:parent-style-name="Standard" style:list-style-name="L7">
      <style:text-properties officeooo:rsid="000e1e61" officeooo:paragraph-rsid="000e1e61"/>
    </style:style>
    <style:style style:name="P11" style:family="paragraph" style:parent-style-name="Standard" style:list-style-name="L3">
      <style:text-properties officeooo:rsid="000ff925" officeooo:paragraph-rsid="000ff925"/>
    </style:style>
    <style:style style:name="P12" style:family="paragraph" style:parent-style-name="Standard" style:list-style-name="L3">
      <style:text-properties officeooo:rsid="0011da04" officeooo:paragraph-rsid="0011da04"/>
    </style:style>
    <style:style style:name="P13" style:family="paragraph" style:parent-style-name="Standard" style:list-style-name="L5">
      <style:text-properties officeooo:rsid="0011da04" officeooo:paragraph-rsid="0011da04"/>
    </style:style>
    <style:style style:name="P14" style:family="paragraph" style:parent-style-name="Standard" style:list-style-name="L5">
      <style:text-properties officeooo:rsid="001247bc" officeooo:paragraph-rsid="001247bc"/>
    </style:style>
    <style:style style:name="P15" style:family="paragraph" style:parent-style-name="Standard" style:list-style-name="L5">
      <style:text-properties officeooo:rsid="0012b3dc" officeooo:paragraph-rsid="0012b3dc"/>
    </style:style>
    <style:style style:name="P16" style:family="paragraph" style:parent-style-name="Standard" style:list-style-name="L5">
      <style:text-properties officeooo:rsid="0013d7ac" officeooo:paragraph-rsid="0013d7ac"/>
    </style:style>
    <style:style style:name="P17" style:family="paragraph" style:parent-style-name="Standard" style:list-style-name="L5">
      <style:text-properties officeooo:rsid="00155675" officeooo:paragraph-rsid="00155675"/>
    </style:style>
    <style:style style:name="P18" style:family="paragraph" style:parent-style-name="Standard" style:list-style-name="L7">
      <style:text-properties officeooo:rsid="000c92d8" officeooo:paragraph-rsid="000c92d8"/>
    </style:style>
    <style:style style:name="T1" style:family="text">
      <style:text-properties officeooo:rsid="000e1e61"/>
    </style:style>
    <style:style style:name="T2" style:family="text">
      <style:text-properties style:text-position="super 58%"/>
    </style:style>
    <style:style style:name="T3" style:family="text">
      <style:text-properties officeooo:rsid="000ff925"/>
    </style:style>
    <style:style style:name="T4" style:family="text">
      <style:text-properties officeooo:rsid="001247bc"/>
    </style:style>
    <style:style style:name="T5" style:family="text">
      <style:text-properties officeooo:rsid="0012b3d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ab/>Basic Syntax</text:p>
      <text:p text:style-name="P4"/>
      <text:p text:style-name="P4">Declare variable</text:p>
      <text:p text:style-name="P4"/>
      <text:p text:style-name="P4">Arithmetic operators</text:p>
      <text:p text:style-name="P4"/>
      <text:p text:style-name="P4">Comments:</text:p>
      <text:list xml:id="list1244291439" text:style-name="L1">
        <text:list-item>
          <text:p text:style-name="P6">Single line</text:p>
          <text:list>
            <text:list-item>
              <text:p text:style-name="P6">// This is a comment</text:p>
            </text:list-item>
          </text:list>
        </text:list-item>
        <text:list-item>
          <text:p text:style-name="P6">Multi-line</text:p>
          <text:list>
            <text:list-item>
              <text:p text:style-name="P6">/* ... */</text:p>
            </text:list-item>
          </text:list>
        </text:list-item>
      </text:list>
      <text:p text:style-name="P4"/>
      <text:p text:style-name="P4">Camel Case</text:p>
      <text:p text:style-name="P3"/>
      <text:p text:style-name="P2">Built-in <text:span text:style-name="T3">standalone </text:span>functions:</text:p>
      <text:list xml:id="list1452412552" text:style-name="L2">
        <text:list-item>
          <text:p text:style-name="P8">alert()</text:p>
        </text:list-item>
        <text:list-item>
          <text:p text:style-name="P8">prompt() – store inside of variable for maximum effect</text:p>
        </text:list-item>
      </text:list>
      <text:p text:style-name="P1"/>
      <text:p text:style-name="P2">Built-in number methods:</text:p>
      <text:list xml:id="list2295371918" text:style-name="L3">
        <text:list-item>
          <text:p text:style-name="P11">float.toFixed() – rounds to nearest whole number</text:p>
        </text:list-item>
        <text:list-item>
          <text:p text:style-name="P11">float.toPrecision(n) – defines how many (n) numbers to display of float.</text:p>
        </text:list-item>
        <text:list-item>
          <text:p text:style-name="P12">Non-number global methods:</text:p>
          <text:list>
            <text:list-item>
              <text:p text:style-name="P12">parseInt(str)</text:p>
            </text:list-item>
            <text:list-item>
              <text:p text:style-name="P12">parseFloat(float)</text:p>
            </text:list-item>
            <text:list-item>
              <text:p text:style-name="P12">Number(str)</text:p>
            </text:list-item>
          </text:list>
        </text:list-item>
      </text:list>
      <text:p text:style-name="P1"/>
      <text:p text:style-name="P2">Built-in string methods:</text:p>
      <text:list xml:id="list2484456569" text:style-name="L4">
        <text:list-item>
          <text:p text:style-name="P9">str.charAt(n) – finds index (n) of element in string</text:p>
        </text:list-item>
        <text:list-item>
          <text:p text:style-name="P9">str.toUpperCase()</text:p>
        </text:list-item>
        <text:list-item>
          <text:p text:style-name="P9">str.toLowerCase()</text:p>
        </text:list-item>
        <text:list-item>
          <text:p text:style-name="P9">str.sort() – be careful. Only sorts strings… not lists of integers</text:p>
        </text:list-item>
        <text:list-item>
          <text:p text:style-name="P9">str1.concat(str2) – appends 2<text:span text:style-name="T2">nd</text:span> string to 1<text:span text:style-name="T2">st</text:span> string and add a space in-between.</text:p>
        </text:list-item>
      </text:list>
      <text:p text:style-name="P2"/>
      <text:p text:style-name="P5">Built-in array methods:</text:p>
      <text:list xml:id="list3405329683" text:style-name="L5">
        <text:list-item>
          <text:p text:style-name="P13">array.toString() – converts list to a string separated by commas</text:p>
        </text:list-item>
        <text:list-item>
          <text:p text:style-name="P13">array.join(“[delimiter]”) - converts list to a string separated by a delimiter</text:p>
        </text:list-item>
        <text:list-item>
          <text:p text:style-name="P13">array.pop() – removes last item from array</text:p>
        </text:list-item>
        <text:list-item>
          <text:p text:style-name="P13">array.push(str) – adds item (str) to the end of the last</text:p>
        </text:list-item>
        <text:list-item>
          <text:p text:style-name="P13">array.shift() – removes the first item from list</text:p>
        </text:list-item>
        <text:list-item>
          <text:p text:style-name="P13">array.unshift – adds new item to beginning of list</text:p>
        </text:list-item>
        <text:list-item>
          <text:p text:style-name="P13">array.length – returns number of items in array</text:p>
        </text:list-item>
        <text:list-item>
          <text:p text:style-name="P13">array[n] – returns item at (n) index</text:p>
        </text:list-item>
        <text:list-item>
          <text:p text:style-name="P13">delete array[n] – deletes item at (n) index</text:p>
        </text:list-item>
        <text:list-item>
          <text:p text:style-name="P13">array.splice(n1, n2, str1, str2) – adds (str) items at (n) index</text:p>
        </text:list-item>
        <text:list-item>
          <text:p text:style-name="P13">array.splice(<text:span text:style-name="T4">n1</text:span>, <text:span text:style-name="T4">n2</text:span>, …) – removes <text:span text:style-name="T4">items starting at n1 and stopping at n2</text:span></text:p>
        </text:list-item>
        <text:list-item>
          <text:p text:style-name="P14">array1.concat(<text:span text:style-name="T5">[str1</text:span>, <text:span text:style-name="T5">str2</text:span>, …<text:span text:style-name="T5">]</text:span>) – <text:span text:style-name="T5">merge array with (str) multiple values</text:span></text:p>
        </text:list-item>
        <text:list-item>
          <text:p text:style-name="P15">array.slice(n) – slices out element starting at (n) index without changing the array</text:p>
        </text:list-item>
        <text:list-item>
          <text:p text:style-name="P15">array.slice(n1, n2) – slices out elements string from (n1) index to (n2) index</text:p>
        </text:list-item>
        <text:list-item>
          <text:p text:style-name="P15">array.sort() – be careful… sorts an array of strings, not numbers</text:p>
          <text:list>
            <text:list-item>
              <text:p text:style-name="P15">To sort numbers / ascending / lowest to highest:</text:p>
              <text:list>
                <text:list-item>
                  <text:p text:style-name="P15">array.sort(function(a, b) {return b – a})</text:p>
                </text:list-item>
              </text:list>
            </text:list-item>
            <text:list-item>
              <text:p text:style-name="P15">Randomize array:</text:p>
              <text:list>
                <text:list-item>
                  <text:p text:style-name="P15">array.sort(function(a, b) {return 0.5 – Math.random()})</text:p>
                </text:list-item>
              </text:list>
            </text:list-item>
            <text:list-item>
              <text:p text:style-name="P15"><text:soft-page-break/>Sort highest to lowest / descending</text:p>
              <text:list>
                <text:list-item>
                  <text:p text:style-name="P15">array.sort(function(a, b) {return a - b})</text:p>
                </text:list-item>
              </text:list>
            </text:list-item>
          </text:list>
        </text:list-item>
        <text:list-item>
          <text:p text:style-name="P15">array.reverse() – reverses order of array</text:p>
        </text:list-item>
        <text:list-item>
          <text:p text:style-name="P16">array.forEach(function()) - runs a function for each iteration of an array.length</text:p>
        </text:list-item>
        <text:list-item>
          <text:p text:style-name="P16">array.map(function()) - creates a new array after performing function on each iteration</text:p>
        </text:list-item>
        <text:list-item>
          <text:p text:style-name="P17">array.reduce(function()) - takes every iteration in array and reduces it to a single value</text:p>
        </text:list-item>
      </text:list>
      <text:p text:style-name="P2"/>
      <text:p text:style-name="P4">Writing functions:</text:p>
      <text:list xml:id="list2949799013" text:style-name="L6">
        <text:list-item>
          <text:p text:style-name="P7">Write a function that displays an alert. Store it inside a variable</text:p>
        </text:list-item>
        <text:list-item>
          <text:p text:style-name="P7">Write a function that accepts a message and displays that message in an alert box</text:p>
        </text:list-item>
        <text:list-item>
          <text:p text:style-name="P7">Write a function that accepts 2 integers and returns the result of the 2 integers.</text:p>
        </text:list-item>
      </text:list>
      <text:p text:style-name="P1"/>
      <text:p text:style-name="P1">Type coercion: </text:p>
      <text:list xml:id="list1282443379" text:style-name="L7">
        <text:list-item>
          <text:p text:style-name="P18">2 == ‘2’ / True</text:p>
          <text:list>
            <text:list-item>
              <text:p text:style-name="P18">Under the hood, JavaScript will convert 2 different types of items into one type: type coercion. Sometimes it works, sometimes it doesn’t. In this case, it does. This is called checking for loose equality. 2 equal signs checks specifically for equal values.</text:p>
            </text:list-item>
          </text:list>
        </text:list-item>
        <text:list-item>
          <text:p text:style-name="P18">2 === ‘2’ / False</text:p>
          <text:list>
            <text:list-item>
              <text:p text:style-name="P18">3 equal signs check for strict equality. Values of be of same type and value.</text:p>
            </text:list-item>
          </text:list>
        </text:list-item>
        <text:list-item>
          <text:p text:style-name="P18">false === 0 / false</text:p>
          <text:list>
            <text:list-item>
              <text:p text:style-name="P18">Compares a boolean and an integer</text:p>
            </text:list-item>
          </text:list>
        </text:list-item>
        <text:list-item>
          <text:p text:style-name="P18">false == 0 / true</text:p>
          <text:list>
            <text:list-item>
              <text:p text:style-name="P18">evaluates to true because 0 is a falsy value</text:p>
              <text:p text:style-name="P18"/>
            </text:list-item>
          </text:list>
        </text:list-item>
      </text:list>
      <text:p text:style-name="P1">Falsy values:</text:p>
      <text:list xml:id="list154840344252415" text:continue-numbering="true" text:style-name="L7">
        <text:list-item>
          <text:p text:style-name="P18">false – boolean</text:p>
        </text:list-item>
        <text:list-item>
          <text:p text:style-name="P18">0 – number zero</text:p>
        </text:list-item>
        <text:list-item>
          <text:p text:style-name="P18">“” – empty string</text:p>
        </text:list-item>
        <text:list-item>
          <text:p text:style-name="P18">null</text:p>
        </text:list-item>
        <text:list-item>
          <text:p text:style-name="P18">undefined</text:p>
        </text:list-item>
        <text:list-item>
          <text:p text:style-name="P18">Nan – not a number</text:p>
        </text:list-item>
      </text:list>
      <text:p text:style-name="P1"/>
      <text:list xml:id="list154840042319943" text:continue-numbering="true" text:style-name="L7">
        <text:list-item>
          <text:p text:style-name="P18">fals<text:span text:style-name="T1">e value</text:span> comparisons:</text:p>
          <text:list>
            <text:list-item>
              <text:p text:style-name="P10">false, “”, 0 – will all coerce into falsy values of compared</text:p>
              <text:list>
                <text:list-item>
                  <text:p text:style-name="P18">false == 0 / true</text:p>
                </text:list-item>
                <text:list-item>
                  <text:p text:style-name="P18">0 == “” / true</text:p>
                </text:list-item>
                <text:list-item>
                  <text:p text:style-name="P18">“” == false / true</text:p>
                </text:list-item>
              </text:list>
            </text:list-item>
          </text:list>
        </text:list-item>
      </text:list>
      <text:p text:style-name="P1"/>
      <text:list xml:id="list154839527684635" text:continue-numbering="true" text:style-name="L7">
        <text:list-item>
          <text:list>
            <text:list-item>
              <text:p text:style-name="P10">null, undefined – only equal to themselves and each other</text:p>
              <text:list>
                <text:list-item>
                  <text:p text:style-name="P10">null == null / true</text:p>
                </text:list-item>
                <text:list-item>
                  <text:p text:style-name="P10">undefined == undefined / true</text:p>
                </text:list-item>
                <text:list-item>
                  <text:p text:style-name="P10">null == undefined / true</text:p>
                </text:list-item>
              </text:list>
            </text:list-item>
          </text:list>
        </text:list-item>
      </text:list>
      <text:p text:style-name="P2"/>
      <text:list xml:id="list154840225324209" text:continue-numbering="true" text:style-name="L7">
        <text:list-item>
          <text:list>
            <text:list-item>
              <text:p text:style-name="P10">NaN – not equivalent to anything, not even itself</text:p>
              <text:list>
                <text:list-item>
                  <text:p text:style-name="P10">NaN == null / false</text:p>
                </text:list-item>
                <text:list-item>
                  <text:p text:style-name="P10">NaN == undefined / false</text:p>
                </text:list-item>
                <text:list-item>
                  <text:p text:style-name="P10">NaN == NaN / false</text:p>
                </text:list-item>
              </text:list>
            </text:list-item>
          </text:list>
        </text:list-item>
      </text:list>
      <text:p text:style-name="P2"/>
      <text:p text:style-name="Text_20_body">LONG STORY SHORT – USE STRICT COMPARISON OPERATO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2T17:53:28.790957155</meta:creation-date>
    <dc:date>2018-07-23T15:48:39.135476328</dc:date>
    <meta:editing-duration>PT6H47M59S</meta:editing-duration>
    <meta:editing-cycles>6</meta:editing-cycles>
    <meta:generator>LibreOffice/6.0.3.2$Linux_X86_64 LibreOffice_project/00m0$Build-2</meta:generator>
    <meta:print-date>2018-07-23T09:44:36.326435377</meta:print-date>
    <meta:document-statistic meta:table-count="0" meta:image-count="0" meta:object-count="0" meta:page-count="2" meta:paragraph-count="86" meta:word-count="616" meta:character-count="3461" meta:non-whitespace-character-count="2970"/>
  </office:meta>
</office:document-meta>
</file>